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ea14" officeooo:paragraph-rsid="0014ea14"/>
    </style:style>
    <style:style style:name="P2" style:family="paragraph" style:parent-style-name="Standard">
      <style:text-properties style:font-name="Arial" officeooo:paragraph-rsid="001b2288"/>
    </style:style>
    <style:style style:name="P3" style:family="paragraph" style:parent-style-name="Standard">
      <style:text-properties style:font-name="Arial" officeooo:rsid="001541fc" officeooo:paragraph-rsid="001541fc"/>
    </style:style>
    <style:style style:name="P4" style:family="paragraph" style:parent-style-name="Standard">
      <style:text-properties style:font-name="Arial" officeooo:rsid="0018fb81" officeooo:paragraph-rsid="0018fb81"/>
    </style:style>
    <style:style style:name="P5" style:family="paragraph" style:parent-style-name="Standard">
      <style:text-properties style:font-name="Arial" officeooo:paragraph-rsid="0014ea14"/>
    </style:style>
    <style:style style:name="P6" style:family="paragraph" style:parent-style-name="Standard">
      <style:text-properties style:font-name="Arial" officeooo:rsid="001aa0d5" officeooo:paragraph-rsid="001aa0d5"/>
    </style:style>
    <style:style style:name="P7" style:family="paragraph" style:parent-style-name="Standard">
      <style:text-properties style:font-name="Arial" fo:font-size="16pt" officeooo:rsid="0014ea14" officeooo:paragraph-rsid="0014ea14" style:font-size-asian="16pt" style:font-size-complex="16pt"/>
    </style:style>
    <style:style style:name="P8" style:family="paragraph" style:parent-style-name="Standard">
      <style:text-properties style:font-name="Arial" fo:font-weight="bold" officeooo:paragraph-rsid="001b2288" style:font-weight-asian="bold" style:font-weight-complex="bold"/>
    </style:style>
    <style:style style:name="P9" style:family="paragraph" style:parent-style-name="Standard">
      <style:text-properties style:font-name="Arial" fo:font-weight="bold" officeooo:paragraph-rsid="0014ea14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paragraph-rsid="001d92e2"/>
    </style:style>
    <style:style style:name="P11" style:family="paragraph" style:parent-style-name="Standard">
      <style:paragraph-properties fo:break-before="page"/>
      <style:text-properties style:font-name="Arial" officeooo:paragraph-rsid="001bd93d"/>
    </style:style>
    <style:style style:name="P12" style:family="paragraph" style:parent-style-name="Frame_20_contents">
      <style:paragraph-properties fo:text-align="center" style:justify-single-word="false"/>
      <style:text-properties officeooo:rsid="001b2288" officeooo:paragraph-rsid="001b2288"/>
    </style:style>
    <style:style style:name="P13" style:family="paragraph" style:parent-style-name="Frame_20_contents">
      <style:text-properties officeooo:rsid="001bd93d" officeooo:paragraph-rsid="001bd93d"/>
    </style:style>
    <style:style style:name="P14" style:family="paragraph" style:parent-style-name="Frame_20_contents">
      <style:paragraph-properties fo:text-align="center" style:justify-single-word="false"/>
      <style:text-properties officeooo:rsid="001dcc50" officeooo:paragraph-rsid="001dcc50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729fcf"/>
      <style:paragraph-properties fo:text-align="center"/>
    </style:style>
    <style:style style:name="T1" style:family="text">
      <style:text-properties officeooo:rsid="0014ea14"/>
    </style:style>
    <style:style style:name="T2" style:family="text">
      <style:text-properties officeooo:rsid="001541fc"/>
    </style:style>
    <style:style style:name="T3" style:family="text">
      <style:text-properties officeooo:rsid="001740b3"/>
    </style:style>
    <style:style style:name="T4" style:family="text">
      <style:text-properties officeooo:rsid="0018fb81"/>
    </style:style>
    <style:style style:name="T5" style:family="text">
      <style:text-properties officeooo:rsid="001bd9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cc50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0.741cm" fo:min-width="2.3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fill-color="#ffffff" draw:textarea-horizontal-align="justify" draw:textarea-vertical-align="middle" draw:auto-grow-height="false" fo:min-height="1.044cm" fo:min-width="2.3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ffffff" draw:textarea-horizontal-align="justify" draw:textarea-vertical-align="middle" draw:auto-grow-height="false" fo:min-height="0.863cm" fo:min-width="2.4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fill-color="#ffffff" draw:textarea-horizontal-align="justify" draw:textarea-vertical-align="middle" draw:auto-grow-height="false" fo:min-height="0.889cm" fo:min-width="3.8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fill-color="#ffffff" draw:textarea-horizontal-align="justify" draw:textarea-vertical-align="middle" draw:auto-grow-height="false" fo:min-height="0.863cm" fo:min-width="4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fill-color="#ffffff" draw:textarea-horizontal-align="justify" draw:textarea-vertical-align="middle" draw:auto-grow-height="false" fo:min-height="0.937cm" fo:min-width="1.9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fill-color="#ffffff" draw:textarea-horizontal-align="justify" draw:textarea-vertical-align="middle" draw:auto-grow-height="false" fo:min-height="1.08cm" fo:min-width="2.7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fill-color="#ffffff" draw:textarea-horizontal-align="justify" draw:textarea-vertical-align="middle" draw:auto-grow-height="false" fo:min-height="0.806cm" fo:min-width="2.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cm" draw:marker-start-width="0.353cm" draw:marker-end="Arrow" draw:marker-end-width="0.176cm" draw:fill="solid" draw:fill-color="#729fc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yecto de termino de entrenamiento: <text:span text:style-name="T6">“Scraper a mercado libre utilizando una red perceptron para detectar una palabra”</text:span>.</text:p>
      <text:p text:style-name="P1"/>
      <text:p text:style-name="P8">Visión:</text:p>
      <text:p text:style-name="P2"><text:span text:style-name="T1">Se creará un scriping capaz de obtener 100 elementos de la pagina de mercado libre, los mejores puntuados, que, con ayuda de redes neuronales, se almacenaran en una librería de mongo.</text:span></text:p>
      <text:p text:style-name="P2"/>
      <text:p text:style-name="P8">Objetivo del proyecto:</text:p>
      <text:p text:style-name="P2"><text:span text:style-name="T1">Crear un programa o serie de programas basados en programación orientada a objetos que realicen un scraping a la pagina de mercado libre mediante una palabra introducida que es la que se buscara a lo largo del scriping y posteriormente hacer su base de datos en Mongo.</text:span></text:p>
      <text:p text:style-name="P2"/>
      <text:p text:style-name="P8">Alcance: </text:p>
      <text:p text:style-name="P2"><text:span text:style-name="T5">Clasificador: Crear un código en python basado en programación orientada a objetos (POO), que sea capaz de clasificar palabras como correcta o incorrecta con la ayuda de redes neuronales tipo perceptron.</text:span></text:p>
      <text:p text:style-name="P3"><text:span text:style-name="T5">Partidor de cadenas: </text:span>Crear un <text:span text:style-name="T7">código</text:span> que sea en python basado en POO que sea capaz de que a partir de una cadena de caracteres con espacios, devuelva una matriz o lista con las palabras contenidas en la cadena principal para posteriormente ser analizadas por el <text:span text:style-name="T7">código</text:span> de <text:span text:style-name="T7">clasificación.</text:span></text:p>
      <text:p text:style-name="P3"><text:span text:style-name="T5">Guardar 100 documentos: </text:span>Crear un <text:span text:style-name="T7">código</text:span> en Python, basado en POO, que sea capaz de guardar 100 documentos en Mongo , dichos documentos deben cumplir con la <text:span text:style-name="T7">característica</text:span> de tener Titulo, Precio, <text:span text:style-name="T7">Descripción</text:span>, <text:span text:style-name="T7">Imágenes</text:span> y Ranking que son los elementos que se guardaran en el diccionario creado.</text:p>
      <text:p text:style-name="P3"><text:span text:style-name="T5">Scriping:</text:span> <text:span text:style-name="T4">Crear un código en pyrhon, basado en POO, que sea capaz de hacer scriping cada cierto numero de elementos con diferentes proxys, que scrapee la pagina de Mercado libre y extraiga de n elementos en n elementos cada vez que sea llamado.</text:span></text:p>
      <text:p text:style-name="P4"><text:span text:style-name="T5">Quisiste decir: </text:span>Crear un <text:span text:style-name="T7">código</text:span> que a partir de una palabra dada, la pa<text:span text:style-name="T7">la</text:span>bra a buscar, indique si puede encontrar algo con esa palabra o sugerir un cambio.</text:p>
      <text:p text:style-name="P4"><text:span text:style-name="T5">Main_codigo: </text:span>Crear un <text:span text:style-name="T7">código</text:span>, en python, que sea capaz de llamar a <text:span text:style-name="T7">todos</text:span> los <text:span text:style-name="T7">códigos</text:span> antes mencionados y que sea funcional y tome en cuenta errores.</text:p>
      <text:p text:style-name="P3"/>
      <text:p text:style-name="P9"><text:span text:style-name="T3">R</text:span>equerimientos.</text:p>
      <text:p text:style-name="P6">Programa en Python basado en POO que sea capaz de hacer scriping a la pagina mercado libre, obteniendo <text:span text:style-name="T7">artículos</text:span> especificados por una palabra que el usuario introducirá, cada elemento obtenido sera procesado para verificar que sea el articulo pedido utilizando <text:span text:style-name="T7">métodos</text:span> de inteligencia <text:span text:style-name="T7">artificial</text:span> (IA), <text:s/>una vez <text:span text:style-name="T7">obteniendo</text:span> 100 elementos estos se guardaran en una colección en Mongo, la biblioteca se compondrá de documentos que tengan <text:span text:style-name="T2">Titulo, Precio, Descripción, Imágenes y Ranking </text:span>organizados en orden descendente a partir de su Ranking. Si el scriping no encuentra nada o muy pocas cosas relacionadas con la palabra introducida el programa le sugerirá un cambio pertinente al usuario.</text:p>
      <text:p text:style-name="P5"/>
      <text:p text:style-name="P5">Diagrama de flujo del proceso en general.</text:p>
      <text:p text:style-name="P5"/>
      <text:p text:style-name="P11"><draw:custom-shape text:anchor-type="paragraph" draw:z-index="0" draw:name="Shape1" draw:style-name="gr1" draw:text-style-name="P15" svg:width="3.28cm" svg:height="1.045cm" svg:x="7.389cm" svg:y="0.455cm"><text:p text:style-name="P12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1" draw:text-style-name="P15" svg:width="3.28cm" svg:height="1.045cm" svg:x="7.241cm" svg:y="13.229cm"><text:p text:style-name="P14">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16" svg:x1="9.091cm" svg:y1="1.499cm" svg:x2="9.091cm" svg:y2="2.471cm"><text:p/></draw:line><draw:custom-shape text:anchor-type="paragraph" draw:z-index="2" draw:name="Shape4" draw:style-name="gr3" draw:text-style-name="P17" svg:width="2.311cm" svg:height="1.045cm" svg:x="7.892cm" svg:y="2.496cm"><text:p text:style-name="P13">Proyectos:</text:p><draw:enhanced-geometry svg:viewBox="0 0 21600 21600" draw:type="rectangle" draw:enhanced-path="M 0 0 L 21600 0 21600 21600 0 21600 0 0 Z N"/></draw:custom-shape><draw:custom-shape text:anchor-type="paragraph" draw:z-index="3" draw:name="Shape5" draw:style-name="gr4" draw:text-style-name="P15" svg:width="2.491cm" svg:height="0.863cm" svg:x="7.659cm" svg:y="4.062cm"><text:p text:style-name="P10"><text:span text:style-name="T5">Clasificador</text:span></text:p><draw:enhanced-geometry svg:viewBox="0 0 21600 21600" draw:type="rectangle" draw:enhanced-path="M 0 0 L 21600 0 21600 21600 0 21600 0 0 Z N"/></draw:custom-shape><draw:custom-shape text:anchor-type="paragraph" draw:z-index="4" draw:name="Shape6" draw:style-name="gr5" draw:text-style-name="P17" svg:width="3.897cm" svg:height="0.89cm" svg:x="7.138cm" svg:y="5.466cm"><text:p text:style-name="P10"><text:span text:style-name="T5">Partidor de cadenas</text:span></text:p><draw:enhanced-geometry svg:viewBox="0 0 21600 21600" draw:type="rectangle" draw:enhanced-path="M 0 0 L 21600 0 21600 21600 0 21600 0 0 Z N"/></draw:custom-shape><draw:custom-shape text:anchor-type="paragraph" draw:z-index="5" draw:name="Shape7" draw:style-name="gr6" draw:text-style-name="P15" svg:width="4.71cm" svg:height="0.863cm" svg:x="6.675cm" svg:y="6.946cm"><text:p text:style-name="P10"><text:span text:style-name="T5">Guardar 100 documentos</text:span></text:p><draw:enhanced-geometry svg:viewBox="0 0 21600 21600" draw:type="rectangle" draw:enhanced-path="M 0 0 L 21600 0 21600 21600 0 21600 0 0 Z N"/></draw:custom-shape><draw:custom-shape text:anchor-type="paragraph" draw:z-index="6" draw:name="Shape8" draw:style-name="gr7" draw:text-style-name="P15" svg:width="1.997cm" svg:height="0.937cm" svg:x="7.957cm" svg:y="8.329cm"><text:p text:style-name="P10"><text:span text:style-name="T5">Scriping</text:span></text:p><draw:enhanced-geometry svg:viewBox="0 0 21600 21600" draw:type="rectangle" draw:enhanced-path="M 0 0 L 21600 0 21600 21600 0 21600 0 0 Z N"/></draw:custom-shape><draw:custom-shape text:anchor-type="paragraph" draw:z-index="7" draw:name="Shape9" draw:style-name="gr8" draw:text-style-name="P15" svg:width="2.763cm" svg:height="1.08cm" svg:x="7.535cm" svg:y="9.858cm"><text:p text:style-name="P10"><text:span text:style-name="T5">Quisiste decir</text:span></text:p><draw:enhanced-geometry svg:viewBox="0 0 21600 21600" draw:type="rectangle" draw:enhanced-path="M 0 0 L 21600 0 21600 21600 0 21600 0 0 Z N"/></draw:custom-shape><draw:custom-shape text:anchor-type="paragraph" draw:z-index="8" draw:name="Shape9" draw:style-name="gr9" draw:text-style-name="P15" svg:width="2.691cm" svg:height="0.807cm" svg:x="7.437cm" svg:y="11.485cm"><text:p text:style-name="P10"><text:span text:style-name="T5">Main_codigo</text:span></text:p><draw:enhanced-geometry svg:viewBox="0 0 21600 21600" draw:type="rectangle" draw:enhanced-path="M 0 0 L 21600 0 21600 21600 0 21600 0 0 Z N"/></draw:custom-shape><draw:line text:anchor-type="paragraph" draw:z-index="9" draw:name="Shape3" draw:style-name="gr10" draw:text-style-name="P18" svg:x1="8.943cm" svg:y1="9.266cm" svg:x2="8.943cm" svg:y2="9.809cm"><text:p/></draw:line><draw:line text:anchor-type="paragraph" draw:z-index="10" draw:name="Shape3" draw:style-name="gr10" draw:text-style-name="P18" svg:x1="8.943cm" svg:y1="7.809cm" svg:x2="8.943cm" svg:y2="8.352cm"><text:p/></draw:line><draw:line text:anchor-type="paragraph" draw:z-index="11" draw:name="Shape3" draw:style-name="gr10" draw:text-style-name="P18" svg:x1="8.992cm" svg:y1="6.354cm" svg:x2="8.992cm" svg:y2="6.897cm"><text:p/></draw:line><draw:line text:anchor-type="paragraph" draw:z-index="12" draw:name="Shape3" draw:style-name="gr10" draw:text-style-name="P18" svg:x1="9.017cm" svg:y1="4.925cm" svg:x2="9.017cm" svg:y2="5.468cm"><text:p/></draw:line><draw:line text:anchor-type="paragraph" draw:z-index="13" draw:name="Shape3" draw:style-name="gr10" draw:text-style-name="P18" svg:x1="9.066cm" svg:y1="3.54cm" svg:x2="9.066cm" svg:y2="4.083cm"><text:p/></draw:line><draw:line text:anchor-type="paragraph" draw:z-index="14" draw:name="Shape3" draw:style-name="gr10" draw:text-style-name="P18" svg:x1="8.869cm" svg:y1="10.938cm" svg:x2="8.869cm" svg:y2="11.481cm"><text:p/></draw:line><draw:line text:anchor-type="paragraph" draw:z-index="15" draw:name="Shape2" draw:style-name="gr2" draw:text-style-name="P16" svg:x1="8.819cm" svg:y1="12.289cm" svg:x2="8.819cm" svg:y2="13.26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8:43.894871936</meta:creation-date>
    <dc:date>2019-03-27T11:41:53.710399977</dc:date>
    <meta:editing-duration>PT8M48S</meta:editing-duration>
    <meta:editing-cycles>3</meta:editing-cycles>
    <meta:generator>LibreOffice/6.0.3.2$MacOSX_X86_64 LibreOffice_project/8f48d515416608e3a835360314dac7e47fd0b821</meta:generator>
    <meta:document-statistic meta:table-count="0" meta:image-count="0" meta:object-count="0" meta:page-count="2" meta:paragraph-count="24" meta:word-count="451" meta:character-count="2785" meta:non-whitespace-character-count="2356"/>
  </office:meta>
</office:document-meta>
</file>